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-Roman" svg:font-family="Times-Roman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66e1f8" style:font-name="Tahoma" fo:font-size="10pt" officeooo:rsid="000ee76f" officeooo:paragraph-rsid="000ee76f" fo:background-color="#32393e" style:font-size-asian="10pt"/>
    </style:style>
    <style:style style:name="P2" style:family="paragraph" style:parent-style-name="Standard">
      <style:text-properties fo:color="#66e1f8" style:font-name="Tahoma" fo:font-size="10pt" officeooo:rsid="0012509d" officeooo:paragraph-rsid="0012509d" fo:background-color="#32393e" style:font-size-asian="10pt"/>
    </style:style>
    <style:style style:name="P3" style:family="paragraph" style:parent-style-name="Standard">
      <style:text-properties fo:color="#66e1f8" style:font-name="Tahoma" fo:font-size="10pt" officeooo:rsid="00130bc2" officeooo:paragraph-rsid="0013fabb" fo:background-color="#32393e" style:font-size-asian="10pt"/>
    </style:style>
    <style:style style:name="P4" style:family="paragraph" style:parent-style-name="Standard">
      <style:text-properties fo:color="#66e1f8" style:font-name="Tahoma" fo:font-size="10pt" officeooo:rsid="0013fabb" officeooo:paragraph-rsid="0013fabb" fo:background-color="#32393e" style:font-size-asian="10pt"/>
    </style:style>
    <style:style style:name="P5" style:family="paragraph" style:parent-style-name="Standard">
      <style:text-properties style:use-window-font-color="true" style:font-name="Tahoma" fo:font-size="56pt" officeooo:rsid="0013fabb" officeooo:paragraph-rsid="0013fabb" fo:background-color="transparent" style:font-size-asian="56pt" style:font-size-complex="56pt"/>
    </style:style>
    <style:style style:name="P6" style:family="paragraph" style:parent-style-name="Standard">
      <style:text-properties style:font-name="Tahoma" officeooo:rsid="000ee76f" officeooo:paragraph-rsid="000ee76f"/>
    </style:style>
    <style:style style:name="P7" style:family="paragraph">
      <style:paragraph-properties fo:text-align="start"/>
      <style:text-properties style:text-line-through-style="none" style:text-line-through-type="none" fo:font-family="Tahoma" style:font-style-name="Regularna" style:font-family-generic="swiss" style:font-pitch="variable" fo:font-size="12pt" fo:font-style="normal" style:text-underline-style="none" fo:font-weight="normal"/>
    </style:style>
    <style:style style:name="P8" style:family="paragraph">
      <style:paragraph-properties fo:text-align="start"/>
      <style:text-properties style:text-line-through-style="none" style:text-line-through-type="none" fo:font-family="'Liberation Serif'" style:font-style-name="Regularna" style:font-family-generic="roman" style:font-pitch="variable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2509d"/>
    </style:style>
    <style:style style:name="T2" style:family="text">
      <style:text-properties officeooo:rsid="0013fabb"/>
    </style:style>
    <style:style style:name="T3" style:family="text">
      <style:text-properties style:font-name="Tahoma"/>
    </style:style>
    <style:style style:name="T4" style:family="text">
      <style:text-properties style:font-name="Tahoma" officeooo:rsid="0012509d"/>
    </style:style>
    <style:style style:name="T5" style:family="text">
      <style:text-properties style:font-name="Times-Roman"/>
    </style:style>
    <style:style style:name="T6" style:family="text">
      <style:text-properties style:font-name="Times-Roman" officeooo:rsid="0012509d"/>
    </style:style>
    <style:style style:name="T7" style:family="text">
      <style:text-properties style:font-name="Times"/>
    </style:style>
    <style:style style:name="T8" style:family="text">
      <style:text-properties style:font-name="Times" officeooo:rsid="0012509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Surname" form:control-implementation="ooo:com.sun.star.form.component.TextField" xml:id="control1" form:id="control1" form:current-value="ą" form:value="ą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ateOfBirth" form:control-implementation="ooo:com.sun.star.form.component.TextField" xml:id="control2" form:id="control2" form:current-value="aą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ole tekstowe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ontrol text:anchor-type="paragraph" draw:z-index="0" draw:name="Kształt2" draw:style-name="gr1" draw:text-style-name="P7" svg:width="10.214cm" svg:height="4.472cm" svg:x="-2.824cm" svg:y="-2cm" draw:control="control1"/>Name <text:span text:style-name="T7">Surname</text:span><text:span text:style-name="T8">łłłłłłĄŚ</text:span></text:p>
      <text:p text:style-name="P6"><draw:control text:anchor-type="paragraph" draw:z-index="1" draw:name="Kształt4" draw:style-name="gr1" draw:text-style-name="P8" svg:width="3.996cm" svg:height="0.666cm" svg:x="5.457cm" svg:y="0.289cm" draw:control="control2"/></text:p>
      <text:p text:style-name="P1"><draw:control text:anchor-type="paragraph" draw:z-index="2" draw:name="Kształt1" draw:style-name="gr1" draw:text-style-name="P9" svg:width="11.563cm" svg:height="4.922cm" svg:x="4.479cm" svg:y="2.955cm" draw:control="control3"/>dateOfBirth</text:p>
      <text:p text:style-name="P1"/>
      <text:p text:style-name="P2">Versja z polskimi znakami</text:p>
      <text:p text:style-name="P2"/>
      <text:p text:style-name="P2"/>
      <text:p text:style-name="P5">ąaśa</text:p>
      <text:p text:style-name="P2"/>
      <text:p text:style-name="P2"/>
      <text:p text:style-name="P3">Nowa czcionka<text:span text:style-name="T2">ą<text:line-break/></text:span></text:p>
      <text:p text:style-name="P3"/>
      <text:p text:style-name="P3"/>
      <text:p text:style-name="P4">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-Roman" svg:font-family="Times-Roman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3:43:17.886234049</meta:creation-date>
    <meta:editing-duration>PT22M5S</meta:editing-duration>
    <meta:editing-cycles>2</meta:editing-cycles>
    <meta:generator>LibreOffice/5.1.6.2$Linux_X86_64 LibreOffice_project/10m0$Build-2</meta:generator>
    <dc:date>2018-02-02T15:14:39.275206006</dc:date>
    <meta:document-statistic meta:table-count="0" meta:image-count="0" meta:object-count="0" meta:page-count="1" meta:paragraph-count="6" meta:word-count="11" meta:character-count="76" meta:non-whitespace-character-count="70"/>
  </office:meta>
</office:document-meta>
</file>